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officeooo:paragraph-rsid="000d78da"/>
    </style:style>
    <style:style style:name="P4" style:family="paragraph" style:parent-style-name="Preformatted_20_Text">
      <style:paragraph-properties fo:break-before="page"/>
      <style:text-properties fo:font-weight="bold" style:font-weight-asian="bold" style:font-weight-complex="bold"/>
    </style:style>
    <style:style style:name="P5" style:family="paragraph" style:parent-style-name="Preformatted_20_Text">
      <style:text-properties officeooo:paragraph-rsid="000e7c88"/>
    </style:style>
    <style:style style:name="T1" style:family="text">
      <style:text-properties officeooo:rsid="000d78da"/>
    </style:style>
    <style:style style:name="T2" style:family="text">
      <style:text-properties officeooo:rsid="000921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p text:style-name="P1"><text:s text:c="2"/>K-Meter</text:p>
      <text:p text:style-name="P1"><text:s text:c="2"/>=======</text:p>
      <text:p text:style-name="P1"><text:s text:c="2"/>Implementation of a K-System meter according to Bob Katz' specifications</text:p>
      <text:p text:style-name="P1"/>
      <text:p text:style-name="P1"><text:s text:c="2"/>Copyright (c) 2010-201<text:span text:style-name="T1">5</text:span> Martin Zuther (http://www.mzuther.de/)</text:p>
      <text:p text:style-name="P1"/>
      <text:p text:style-name="P1"><text:s text:c="2"/>This program is free software: you can redistribute it and/or modify</text:p>
      <text:p text:style-name="P1"><text:s text:c="2"/>it under the terms of the GNU General Public License as published by</text:p>
      <text:p text:style-name="P1"><text:s text:c="2"/>the Free Software Foundation, either version 3 of the License, or</text:p>
      <text:p text:style-name="P1"><text:s text:c="2"/>(at your option) any later version.</text:p>
      <text:p text:style-name="P1"/>
      <text:p text:style-name="P1"><text:s text:c="2"/>This program is distributed in the hope that it will be useful,</text:p>
      <text:p text:style-name="P1"><text:s text:c="2"/>but WITHOUT ANY WARRANTY; without even the implied warranty of</text:p>
      <text:p text:style-name="P1"><text:s text:c="2"/>MERCHANTABILITY or FITNESS FOR A PARTICULAR PURPOSE. <text:s/>See the</text:p>
      <text:p text:style-name="P1"><text:s text:c="2"/>GNU General Public License for more details.</text:p>
      <text:p text:style-name="P1"/>
      <text:p text:style-name="P1"><text:s text:c="2"/>You should have received a copy of the GNU General Public License</text:p>
      <text:p text:style-name="P1"><text:s text:c="2"/>along with this program. <text:s/>If not, see &lt;http://www.gnu.org/licenses/&gt;.</text:p>
      <text:p text:style-name="P1"/>
      <text:p text:style-name="P1"><text:s text:c="2"/>Thank you for using free software!</text:p>
      <text:p text:style-name="P1"/>
      <text:p text:style-name="P1">------------------------------------------------------------------------------</text:p>
      <text:p text:style-name="P1"/>
      <text:p text:style-name="Preformatted_20_Text"/>
      <text:p text:style-name="P2">FLAC-compressed wave file (96 kHz, 24 bit, stereo)</text:p>
      <text:p text:style-name="P2">==================================================</text:p>
      <text:p text:style-name="Preformatted_20_Text">Please verify correctness of K-System meter values programmatically. <text:s/>In “RMS mode”, make sure that peak and average readouts match for sine waves.</text:p>
      <text:p text:style-name="Preformatted_20_Text"/>
      <text:p text:style-name="P1">Please notice that K-System meter readings may deviate from the true value at very low frequencies (fluctuations due to meter ballistics and audio chunk size) and very high frequencies (aliasing in the wave file).</text:p>
      <text:p text:style-name="P1"/>
      <text:p text:style-name="Preformatted_20_Text">00:00 - 00:03 <text:s/>silence</text:p>
      <text:p text:style-name="Preformatted_20_Text">00:03 - 01:03 <text:s/>sine sweep (10 Hz to 48 kHz, -4.00 dB FS peak, logarithmic)</text:p>
      <text:p text:style-name="Preformatted_20_Text"/>
      <text:p text:style-name="Preformatted_20_Text"><text:s text:c="15"/>[check peak and average meter, see below]</text:p>
      <text:p text:style-name="Preformatted_20_Text">00:57 <text:s text:c="9"/>[check peak meter for RMS filter cutoff @21 kHz]</text:p>
      <text:p text:style-name="Preformatted_20_Text"/>
      <text:p text:style-name="Preformatted_20_Text">01:03 - 01:06 <text:s/>silence</text:p>
      <text:p text:style-name="Preformatted_20_Text">01:06 - 01:26 <text:s/>sine sweep (20 kHz to 24 kHz, -4.00 dB FS peak, linear)</text:p>
      <text:p text:style-name="Preformatted_20_Text"/>
      <text:p text:style-name="Preformatted_20_Text"><text:s text:c="15"/>[check peak and average meter, see below]</text:p>
      <text:p text:style-name="Preformatted_20_Text">01:11 <text:s text:c="9"/>[check peak meter for RMS filter cutoff @21 kHz]</text:p>
      <text:p text:style-name="Preformatted_20_Text"/>
      <text:p text:style-name="Preformatted_20_Text">01:26 - 01:29 <text:s/>silence</text:p>
      <text:p text:style-name="Preformatted_20_Text">01:29 - 01:49 <text:s/>triangular sweep (20 Hz to 20 kHz, -4.00 dB FS peak, logarithmic)</text:p>
      <text:p text:style-name="Preformatted_20_Text"/>
      <text:p text:style-name="Preformatted_20_Text"><text:s text:c="15"/>[check peak and average meter, see below]</text:p>
      <text:p text:style-name="Preformatted_20_Text"/>
      <text:p text:style-name="Preformatted_20_Text">01:49 - 01:52 <text:s/>silence</text:p>
      <text:p text:style-name="Preformatted_20_Text">01:52 - 02:12 <text:s/>square sweep (20 Hz to 20 kHz, -4.00 dB FS peak, logarithmic)</text:p>
      <text:p text:style-name="Preformatted_20_Text"/>
      <text:p text:style-name="Preformatted_20_Text"><text:s text:c="15"/>[check peak and average meter, see below]</text:p>
      <text:p text:style-name="Preformatted_20_Text"/>
      <text:p text:style-name="Preformatted_20_Text">02:12 - 02:15 <text:s/>silence</text:p>
      <text:p text:style-name="P4">Validation settings</text:p>
      <text:p text:style-name="P2">===================</text:p>
      <text:p text:style-name="Preformatted_20_Text">File: <text:s text:c="4"/>rms_sweeps.flac</text:p>
      <text:p text:style-name="P2">Host SR: <text:s/>96 000 Hz</text:p>
      <text:p text:style-name="P5">Channel: <text:s/><text:span text:style-name="T2">RMS: </text:span>All,<text:span text:style-name="T2"> ITU-R: 1</text:span></text:p>
      <text:p text:style-name="Preformatted_20_Text">Display: <text:s/>[x] Peak meter level</text:p>
      <text:p text:style-name="P3"><text:s text:c="10"/>[x] Average meter level</text:p>
      <text:p text:style-name="P3"><text:s text:c="10"/>[ ] Maximum peak level</text:p>
      <text:p text:style-name="Preformatted_20_Text"><text:s text:c="10"/>[ ] Stereo meter value</text:p>
      <text:p text:style-name="Preformatted_20_Text"><text:s text:c="10"/>[ ] Phase correlation</text:p>
      <text:p text:style-name="Preformatted_20_Text"/>
      <text:p text:style-name="Preformatted_20_Text"/>
      <text:p text:style-name="P2">RMS correction of K-System meter (sine wave, -4.00 dB FS peak)</text:p>
      <text:p text:style-name="P2">==============================================================</text:p>
      <text:p text:style-name="Preformatted_20_Text">RMS = A / sqrt(2)</text:p>
      <text:p text:style-name="Preformatted_20_Text">RMS / A <text:s/>= sqrt(2) = +3.01 dB</text:p>
      <text:p text:style-name="Preformatted_20_Text">+3.01 dB + (-4.00 dB) = -0.99 dB</text:p>
      <text:p text:style-name="Preformatted_20_Text"/>
      <text:p text:style-name="Preformatted_20_Text">K-20 = 20.00 dB + (-0.99 dB) = 19.01 dB</text:p>
      <text:p text:style-name="Preformatted_20_Text">K-14 = 14.00 dB + (-0.99 dB) = 13.01 dB</text:p>
      <text:p text:style-name="Preformatted_20_Text">K-12 = 12.00 dB + (-0.99 dB) = 11.01 dB</text:p>
      <text:p text:style-name="Preformatted_20_Text">Norm = <text:s/>0.00 dB + (-0.99 dB) = -0.99 dB</text:p>
      <text:p text:style-name="Preformatted_20_Text"/>
      <text:p text:style-name="Preformatted_20_Text"/>
      <text:p text:style-name="P2">Sine wave (-4.00 dB FS peak)</text:p>
      <text:p text:style-name="P2">============================</text:p>
      <text:p text:style-name="Preformatted_20_Text">RMS = A / sqrt(2)</text:p>
      <text:p text:style-name="Preformatted_20_Text">A / RMS = 1/sqrt(2) = -3.01 dB</text:p>
      <text:p text:style-name="Preformatted_20_Text"/>
      <text:p text:style-name="P2">K-20 = 19.01 dB + (-3.01 dB) = 16.00 dB</text:p>
      <text:p text:style-name="Preformatted_20_Text">K-14 = 13.01 dB + (-3.01 dB) = 10.00 dB</text:p>
      <text:p text:style-name="Preformatted_20_Text">K-12 = 11.01 dB + (-3.01 dB) = <text:s/>8.00 dB</text:p>
      <text:p text:style-name="Preformatted_20_Text">Norm = -0.99 dB + (-3.01 dB) = -4.00 dB</text:p>
      <text:p text:style-name="Preformatted_20_Text"/>
      <text:p text:style-name="Preformatted_20_Text"/>
      <text:p text:style-name="P2">Triangular or sawtooth wave (-4.00 dB FS peak)</text:p>
      <text:p text:style-name="P2">==============================================</text:p>
      <text:p text:style-name="Preformatted_20_Text">RMS = A / sqrt(3)</text:p>
      <text:p text:style-name="Preformatted_20_Text">A / RMS = 1/sqrt(3) = -4.77 dB</text:p>
      <text:p text:style-name="Preformatted_20_Text"/>
      <text:p text:style-name="P2">K-20 = 19.01 dB + (-4.77 dB) = 14.24 dB</text:p>
      <text:p text:style-name="Preformatted_20_Text">K-14 = 13.01 dB + (-4.77 dB) = <text:s/>8.24 dB</text:p>
      <text:p text:style-name="Preformatted_20_Text">K-12 = 11.01 dB + (-4.77 dB) = <text:s/>6.24 dB</text:p>
      <text:p text:style-name="Preformatted_20_Text">Norm = -0.99 dB + (-4.77 dB) = -5.76 dB</text:p>
      <text:p text:style-name="Preformatted_20_Text"/>
      <text:p text:style-name="Preformatted_20_Text"/>
      <text:p text:style-name="P2">Square wave (-4.00 dB FS peak)</text:p>
      <text:p text:style-name="P2">==============================</text:p>
      <text:p text:style-name="Preformatted_20_Text">RMS = A</text:p>
      <text:p text:style-name="Preformatted_20_Text">A / RMS = 1 = 0.00 dB</text:p>
      <text:p text:style-name="Preformatted_20_Text"/>
      <text:p text:style-name="P2">K-20 = 19.01 dB + ( 0.00 dB) = 19.01 dB</text:p>
      <text:p text:style-name="Preformatted_20_Text">K-14 = 13.01 dB + ( 0.00 dB) = 13.01 dB</text:p>
      <text:p text:style-name="Preformatted_20_Text">K-12 = 11.01 dB + ( 0.00 dB) = 11.01 dB</text:p>
      <text:p text:style-name="Preformatted_20_Text">Norm = -0.99 dB + ( 0.00 dB) = -0.99 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20T17:29:21.044551637</dc:date>
    <dc:creator>Martin Zuther</dc:creator>
    <meta:generator>LibreOffice/4.4.3.2$Linux_X86_64 LibreOffice_project/40m0$Build-2</meta:generator>
    <meta:editing-duration>PT41M25S</meta:editing-duration>
    <meta:editing-cycles>18</meta:editing-cycles>
    <meta:document-statistic meta:table-count="0" meta:image-count="0" meta:object-count="0" meta:page-count="2" meta:paragraph-count="79" meta:word-count="613" meta:character-count="3612" meta:non-whitespace-character-count="2906"/>
  </office:meta>
</office:document-meta>
</file>